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563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1.88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Table_20_Contents">
      <style:text-properties style:font-name="Times New Roman" fo:font-size="12pt" style:font-size-asian="12pt" style:font-size-complex="12pt"/>
    </style:style>
    <style:style style:name="P6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7" style:family="paragraph" style:parent-style-name="Table_20_Contents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Contents" style:list-style-name="L1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9" style:family="paragraph" style:parent-style-name="Table_20_Contents" style:list-style-name="L1">
      <style:paragraph-properties fo:margin-left="1.279cm" fo:margin-right="-0.732cm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07fce1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">NOME SCENARIO:</text:p>
          </table:table-cell>
          <table:table-cell table:style-name="Tabella1.B1" office:value-type="string">
            <text:p text:style-name="P4">Maestra inserisce attività svolta</text:p>
          </table:table-cell>
        </table:table-row>
        <table:table-row>
          <table:table-cell table:style-name="Tabella1.A2" office:value-type="string">
            <text:p text:style-name="P2">Partecipante:</text:p>
          </table:table-cell>
          <table:table-cell table:style-name="Tabella1.B2" office:value-type="string">
            <text:p text:style-name="P2"><text:span text:style-name="T4">Giovanna</text:span><text:span text:style-name="T2"> </text:span><text:span text:style-name="T1">: </text:span><text:span text:style-name="T1">Maestra</text:span></text:p>
          </table:table-cell>
        </table:table-row>
        <table:table-row>
          <table:table-cell table:style-name="Tabella1.A2" office:value-type="string">
            <text:p text:style-name="P2">Flusso degli eventi:</text:p>
          </table:table-cell>
          <table:table-cell table:style-name="Tabella1.B2" office:value-type="string">
            <text:list xml:id="list36384822" text:style-name="L1">
              <text:list-item>
                <text:p text:style-name="P9">Giovanna, una delle maestre dell' asilo, terminata l'attività giornaliera svolta con i propri alunni, decide di inserire una breve descrizione di essa all'interno del sistema dove è al momento già loggata. </text:p>
              </text:list-item>
              <text:list-item>
                <text:p text:style-name="P6">Entrata nella sua area personale tramite il login,<text:span text:style-name="T5">entra nella sezione</text:span> "<text:span text:style-name="T3">Attività giornaliere".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Il sistema le mostra l'intero mese corrente sotto forma di calendario per poter decidere il giorno in cui andare ad inserire l'attività svolta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Giovanna sceglie il giorno corrente cliccandoci sopra.</text:p>
                <text:list>
                  <text:list-item>
                    <text:list>
                      <text:list-item>
                        <text:list>
                          <text:list-item>
                            <text:p text:style-name="P7">Il sistema visualizza un piccolo form da compilare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Giovanna inserisce nei campi appositi l'oggetto dell'evento “Giornata del blu” e una breve descrizione di quest'ultimo “Oggi abbiamo tenuto una giornata dedicata al colore blu. I bambini hanno imparato giocando ad associare il nome “blu” al colore corrispondente”</text:p>
              </text:list-item>
              <text:list-item>
                <text:p text:style-name="P6">Controllato che il form sia stato compilato in modo esatto, sottomette il form<text:span text:style-name="T3">.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Il sistema elabora la richiesta e risponde all' utente visualizzando un messaggio di <text:s/><text:span text:style-name="T3">"Attività inserita con successo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/>
          </table:table-cell>
        </table:table-row>
      </table:table>
      <text:p text:style-name="P2"><text:s text:c="2"/></text:p>
      <text:p text:style-name="P2"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22S</meta:editing-duration>
    <meta:editing-cycles>18</meta:editing-cycles>
    <meta:generator>LibreOffice/3.6$Windows_x86 LibreOffice_project/da8c1e6-fd468f4-454e206-f42a4a9-143cfd</meta:generator>
    <dc:date>2012-10-20T16:24:46.25</dc:date>
    <meta:document-statistic meta:table-count="1" meta:image-count="0" meta:object-count="0" meta:page-count="1" meta:paragraph-count="15" meta:word-count="170" meta:character-count="1124" meta:non-whitespace-character-count="970"/>
    <meta:user-defined meta:name="Info 1"/>
    <meta:user-defined meta:name="Info 2"/>
    <meta:user-defined meta:name="Info 3"/>
    <meta:user-defined meta:name="Info 4"/>
  </office:meta>
</office:document-meta>
</file>